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85in" fo:margin-top="0in" fo:margin-bottom="0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A10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1pt" style:font-size-asian="11pt" style:font-size-complex="11pt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/>
      <style:text-properties officeooo:rsid="001c4644" officeooo:paragraph-rsid="001c4644"/>
    </style:style>
    <style:style style:name="P4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/>
      <style:text-properties fo:font-size="10pt" officeooo:rsid="001c4644" officeooo:paragraph-rsid="001c4644" style:font-size-asian="10pt" style:font-size-complex="10pt"/>
    </style:style>
    <style:style style:name="P6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.1665in" fo:margin-bottom="0.1665in" style:contextual-spacing="false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in" style:contextual-spacing="false"/>
      <style:text-properties fo:language="en" fo:country="US"/>
    </style:style>
    <style:style style:name="P11" style:family="paragraph" style:parent-style-name="Standard">
      <style:paragraph-properties fo:margin-top="0in" fo:margin-bottom="0in" style:contextual-spacing="false"/>
      <style:text-properties fo:color="#000000" fo:font-size="10pt" fo:background-color="#ffffff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/>
      <style:text-properties fo:font-size="10pt" fo:language="en" fo:country="US" style:font-size-asian="10pt" style:font-size-complex="10pt"/>
    </style:style>
    <style:style style:name="P13" style:family="paragraph" style:parent-style-name="List_20_Paragraph" style:list-style-name="WWNum5">
      <style:paragraph-properties fo:margin-top="0.1665in" fo:margin-bottom="0.1665in" style:contextual-spacing="true"/>
      <style:text-properties fo:font-size="10pt" style:font-size-asian="10pt" style:font-size-complex="10pt"/>
    </style:style>
    <style:style style:name="P14" style:family="paragraph" style:parent-style-name="List_20_Paragraph" style:list-style-name="WWNum5">
      <style:paragraph-properties fo:margin-top="0.1665in" fo:margin-bottom="0.1665in" style:contextual-spacing="true"/>
      <style:text-properties fo:font-size="10pt" officeooo:rsid="001c4644" officeooo:paragraph-rsid="001c4644" style:font-size-asian="10pt" style:font-size-complex="10pt"/>
    </style:style>
    <style:style style:name="P15" style:family="paragraph" style:parent-style-name="List_20_Paragraph" style:list-style-name="WWNum5">
      <style:paragraph-properties fo:margin-top="0.1665in" fo:margin-bottom="0.1665in" style:contextual-spacing="true"/>
      <style:text-properties fo:font-size="10pt" officeooo:rsid="001d1b10" officeooo:paragraph-rsid="001d1b10" style:font-size-asian="10pt" style:font-size-complex="10pt"/>
    </style:style>
    <style:style style:name="P16" style:family="paragraph" style:parent-style-name="List_20_Paragraph" style:list-style-name="WWNum5">
      <style:paragraph-properties fo:margin-top="0.1665in" fo:margin-bottom="0.1665in" style:contextual-spacing="true"/>
      <style:text-properties fo:font-size="10pt" fo:font-weight="normal" officeooo:rsid="001c4644" officeooo:paragraph-rsid="001c4644" style:font-size-asian="10pt" style:font-weight-asian="normal" style:font-size-complex="10pt" style:font-weight-complex="normal"/>
    </style:style>
    <style:style style:name="P17" style:family="paragraph" style:parent-style-name="List_20_Paragraph" style:list-style-name="WWNum5">
      <style:paragraph-properties fo:margin-left="0.4957in" fo:margin-right="0in" fo:margin-top="0.1665in" fo:margin-bottom="0.1665in" style:contextual-spacing="true" fo:text-indent="-0.25in" style:auto-text-indent="false"/>
      <style:text-properties fo:font-size="10pt" style:font-size-asian="10pt" style:font-size-complex="10pt"/>
    </style:style>
    <style:style style:name="P18" style:family="paragraph" style:parent-style-name="List_20_Paragraph" style:list-style-name="WWNum1">
      <style:paragraph-properties fo:margin-top="0in" fo:margin-bottom="0in" style:contextual-spacing="true"/>
      <style:text-properties fo:font-size="10pt" style:font-size-asian="10pt" style:font-size-complex="10pt"/>
    </style:style>
    <style:style style:name="P19" style:family="paragraph" style:parent-style-name="List_20_Paragraph" style:list-style-name="WWNum1">
      <style:paragraph-properties fo:margin-top="0in" fo:margin-bottom="0in" style:contextual-spacing="true"/>
      <style:text-properties fo:font-size="10pt" fo:language="en" fo:country="US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officeooo:rsid="001d1b10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officeooo:rsid="001c4644"/>
    </style:style>
    <style:style style:name="T7" style:family="text">
      <style:text-properties officeooo:rsid="001d1b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лан индивидуального развития инженера - тестировщика <text:span text:style-name="T7">Ипполитова Ольга</text:span>.</text:p>
      <text:p text:style-name="P7">Основные рабочие активности и практические навыки до 30.<text:span text:style-name="T7">09</text:span>.2016:</text:p>
      <text:list xml:id="list751297659626547909" text:style-name="WWNum5">
        <text:list-item>
          <text:p text:style-name="P13">Выполнение работ по нагрузочному тестированию, в рамках проектов компании.</text:p>
          <text:list>
            <text:list-item>
              <text:p text:style-name="P14">Анализ требуемых данных для реализации сценариев нагрузочного тестирования.</text:p>
            </text:list-item>
            <text:list-item>
              <text:p text:style-name="P13">Подготовка <text:span text:style-name="T6">необходимых </text:span>данных для тестирования<text:span text:style-name="T1">.</text:span></text:p>
            </text:list-item>
            <text:list-item>
              <text:p text:style-name="P16">Разработка планов выполнения работ по нагрузочному тестированию. Определение необходимых типов нагрузочного тестирования, которые нужно выполнять для тестируемого приложения.</text:p>
            </text:list-item>
            <text:list-item>
              <text:p text:style-name="P13">Разработка сценариев нагрузочного тестирования</text:p>
            </text:list-item>
            <text:list-item>
              <text:p text:style-name="P13">Разработка скриптов нагрузочного тестирования</text:p>
            </text:list-item>
            <text:list-item>
              <text:p text:style-name="P13">Запуск тестов нагрузочного тестирования на рабочей станции (локально, удаленно) или на облачном решении генератора нагрузки (<text:span text:style-name="T2">Blazemeter</text:span>).</text:p>
            </text:list-item>
            <text:list-item>
              <text:p text:style-name="P13">Сбор <text:span text:style-name="T6">и анализ метрик производительности.</text:span></text:p>
            </text:list-item>
            <text:list-item>
              <text:p text:style-name="P14">Сбор и анализ результатов использования ресурсов.</text:p>
            </text:list-item>
            <text:list-item>
              <text:p text:style-name="P14">Формирование заключений о соответствии приложения требованиям по результатам нагрузочного тестирования.</text:p>
            </text:list-item>
            <text:list-item>
              <text:p text:style-name="P14">Консолидация результатов нагрузочного тестирования.</text:p>
            </text:list-item>
            <text:list-item>
              <text:p text:style-name="P14">Командная работа при реализации задач нагрузочного тестирования.</text:p>
            </text:list-item>
            <text:list-item>
              <text:p text:style-name="P14">Управление репозиторием скриптов нагрузочного тестирования.</text:p>
            </text:list-item>
          </text:list>
        </text:list-item>
        <text:list-item>
          <text:p text:style-name="P13">Выполнение работ по ручному тестированию и тест-дизайн.</text:p>
        </text:list-item>
        <text:list-item>
          <text:p text:style-name="P17">Выполнение задач по автоматизированному тестированию<text:span text:style-name="T1">.</text:span></text:p>
          <text:list>
            <text:list-item>
              <text:p text:style-name="P13">Прогон авто-тестов (<text:span text:style-name="T2">j</text:span>-<text:span text:style-name="T2">meter</text:span>, <text:span text:style-name="T2">Selenium</text:span>). Сбор результатов выполнения.</text:p>
            </text:list-item>
            <text:list-item>
              <text:p text:style-name="P13">Обновление авто-тестов по результатам прогона.</text:p>
            </text:list-item>
            <text:list-item>
              <text:p text:style-name="P13">Поддержание актуальной версии теста в репозитории.</text:p>
            </text:list-item>
            <text:list-item>
              <text:p text:style-name="P15">Ознакомиться и уметь использовать LeapTest для автоматизированного тестирования.</text:p>
            </text:list-item>
          </text:list>
        </text:list-item>
      </text:list>
      <text:p text:style-name="P8">Теоретические знания, помимо перечисленных в ДИ-16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№</text:p>
          </table:table-cell>
          <table:table-cell table:style-name="Table1.A1" office:value-type="string">
            <text:p text:style-name="P9">Знание</text:p>
          </table:table-cell>
          <table:table-cell table:style-name="Table1.A1" office:value-type="string">
            <text:p text:style-name="P9">Срок</text:p>
          </table:table-cell>
        </table:table-row>
        <table:table-row table:style-name="Table1.1">
          <table:table-cell table:style-name="Table1.A1" office:value-type="string">
            <text:p text:style-name="P2">1.</text:p>
          </table:table-cell>
          <table:table-cell table:style-name="Table1.A1" office:value-type="string">
            <text:p text:style-name="P4">Знание теоретических основ тестирования приложений, согласно <text:span text:style-name="T2">ISTQB</text:span> <text:span text:style-name="T2">foundation</text:span> <text:span text:style-name="T2">level</text:span>.</text:p>
          </table:table-cell>
          <table:table-cell table:style-name="Table1.A1" office:value-type="string">
            <text:p text:style-name="P4"><text:span text:style-name="T2">3</text:span><text:span text:style-name="T4">1</text:span><text:span text:style-name="T2">.0</text:span><text:span text:style-name="T4">5</text:span><text:span text:style-name="T2">.2016</text:span></text:p>
          </table:table-cell>
        </table:table-row>
        <table:table-row table:style-name="Table1.1">
          <table:table-cell table:style-name="Table1.A1" office:value-type="string">
            <text:p text:style-name="P10">2.</text:p>
          </table:table-cell>
          <table:table-cell table:style-name="Table1.A1" office:value-type="string">
            <text:p text:style-name="P11">Знание основных элементов архитектуры web-приложений. Знание основных типов web-серверов. </text:p>
          </table:table-cell>
          <table:table-cell table:style-name="Table1.A1" office:value-type="string">
            <text:p text:style-name="P4"><text:span text:style-name="T2">3</text:span><text:span text:style-name="T4">1</text:span><text:span text:style-name="T2">.0</text:span><text:span text:style-name="T4">5</text:span><text:span text:style-name="T2">.2016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3</text:span>. </text:p>
          </table:table-cell>
          <table:table-cell table:style-name="Table1.A1" office:value-type="string">
            <text:p text:style-name="P4"><text:span text:style-name="T5">Знание структуры HTTP протокола.</text:span> Знание способов у<text:span text:style-name="T5">правления передачей контента. Знание принципов кэширования и работы кэша.</text:span></text:p>
          </table:table-cell>
          <table:table-cell table:style-name="Table1.A1" office:value-type="string">
            <text:p text:style-name="P4">3<text:span text:style-name="T7">0</text:span>.<text:span text:style-name="T2">0</text:span><text:span text:style-name="T4">6</text:span>.2016</text:p>
          </table:table-cell>
        </table:table-row>
        <table:table-row table:style-name="Table1.1">
          <table:table-cell table:style-name="Table1.A1" office:value-type="string">
            <text:p text:style-name="P2"><text:span text:style-name="T2">4</text:span>.</text:p>
          </table:table-cell>
          <table:table-cell table:style-name="Table1.A1" office:value-type="string">
            <text:p text:style-name="P11">Знание что такое модель нагрузки, нагрузочная точка, профиль нагрузки. Знание метрик производительности, метрик использования ресурсов, снимаемых при нагрузочном тестировании, знание типов нагрузочного тестирования</text:p>
          </table:table-cell>
          <table:table-cell table:style-name="Table1.A1" office:value-type="string">
            <text:p text:style-name="P4">3<text:span text:style-name="T7">0</text:span>.<text:span text:style-name="T2">0</text:span><text:span text:style-name="T4">6</text:span>.2016</text:p>
          </table:table-cell>
        </table:table-row>
        <table:table-row table:style-name="Table1.1">
          <table:table-cell table:style-name="Table1.A1" office:value-type="string">
            <text:p text:style-name="P2"><text:span text:style-name="T2">5</text:span>. </text:p>
          </table:table-cell>
          <table:table-cell table:style-name="Table1.A1" office:value-type="string">
            <text:p text:style-name="P4">Знание структуры протоколов : <text:span text:style-name="T2">web</text:span>-<text:span text:style-name="T2">socket</text:span>, <text:span text:style-name="T2">SoAP</text:span> / <text:span text:style-name="T2">REST</text:span>, <text:span text:style-name="T2">TCP</text:span> и умение имитировать взаимодействие по этим протоколам, используя <text:span text:style-name="T2">J</text:span>-<text:span text:style-name="T2">meter</text:span></text:p>
          </table:table-cell>
          <table:table-cell table:style-name="Table1.A1" office:value-type="string">
            <text:p text:style-name="P4">31.0<text:span text:style-name="T7">7</text:span>.2016</text:p>
          </table:table-cell>
        </table:table-row>
        <table:table-row table:style-name="Table1.1">
          <table:table-cell table:style-name="Table1.A1" office:value-type="string">
            <text:p text:style-name="P2"><text:span text:style-name="T2">6</text:span>.</text:p>
          </table:table-cell>
          <table:table-cell table:style-name="Table1.A1" office:value-type="string">
            <text:p text:style-name="P11">Знание метрик производительности СУБД. </text:p>
          </table:table-cell>
          <table:table-cell table:style-name="Table1.A1" office:value-type="string">
            <text:p text:style-name="P4">3<text:span text:style-name="T7">1</text:span>.0<text:span text:style-name="T7">7</text:span>.2016</text:p>
          </table:table-cell>
        </table:table-row>
        <table:table-row table:style-name="Table1.1">
          <table:table-cell table:style-name="Table1.A1" office:value-type="string">
            <text:p text:style-name="P2">7.</text:p>
          </table:table-cell>
          <table:table-cell table:style-name="Table1.A1" office:value-type="string">
            <text:p text:style-name="P4">Знание и умение пользоваться основными и продвинутыми техниками <text:s/>тест-дизайн.</text:p>
          </table:table-cell>
          <table:table-cell table:style-name="Table1.A1" office:value-type="string">
            <text:p text:style-name="P4">31.<text:span text:style-name="T7">08</text:span>.2016</text:p>
          </table:table-cell>
        </table:table-row>
        <table:table-row table:style-name="Table1.1">
          <table:table-cell table:style-name="Table1.A1" office:value-type="string">
            <text:p text:style-name="P10">8.</text:p>
          </table:table-cell>
          <table:table-cell table:style-name="Table1.A1" office:value-type="string">
            <text:p text:style-name="P4">Умение использовать <text:span text:style-name="T2">Groovy</text:span> при реализации сценариев на <text:span text:style-name="T2">J</text:span>-<text:span text:style-name="T2">meter</text:span></text:p>
          </table:table-cell>
          <table:table-cell table:style-name="Table1.A1" office:value-type="string">
            <text:p text:style-name="P12">3<text:span text:style-name="T7">1</text:span>.<text:span text:style-name="T7">08</text:span>.2016</text:p>
          </table:table-cell>
        </table:table-row>
        <table:table-row table:style-name="Table1.1">
          <table:table-cell table:style-name="Table1.A10" office:value-type="string">
            <text:p text:style-name="P3">9.</text:p>
          </table:table-cell>
          <table:table-cell table:style-name="Table1.A10" office:value-type="string">
            <text:p text:style-name="P5">Теоретические и практические навыки программирования в рамках проведенного курса по JAVA</text:p>
          </table:table-cell>
          <table:table-cell table:style-name="Table1.A10" office:value-type="string">
            <text:p text:style-name="P5">30.<text:span text:style-name="T7">09</text:span>.2016</text:p>
          </table:table-cell>
        </table:table-row>
      </table:table>
      <text:p text:style-name="P1"><text:soft-page-break/><text:span text:style-name="T1">Рекомендуемая литература (загружена в </text:span><text:span text:style-name="T3">Wiki</text:span><text:span text:style-name="T1"> проекта управления качеством):</text:span></text:p>
      <text:list xml:id="list6721734451043938741" text:style-name="WWNum1">
        <text:list-item>
          <text:p text:style-name="P18">Канер, Фолк. Тестирование программного обеспечения.</text:p>
        </text:list-item>
        <text:list-item>
          <text:p text:style-name="P19">Lee Copeland. Practitioner’s guide to software test design.</text:p>
        </text:list-item>
        <text:list-item>
          <text:p text:style-name="P19">Performance testing guide (Microsoft) 2007.</text:p>
        </text:list-item>
        <text:list-item>
          <text:p text:style-name="P19">ISTQB foundation level syllabus.</text:p>
        </text:list-item>
        <text:list-item>
          <text:p text:style-name="P18">Стандарт <text:span text:style-name="T2">RFC 2</text:span>6<text:span text:style-name="T2">16. HTTP </text:span>протокол.</text:p>
        </text:list-item>
        <text:list-item>
          <text:p text:style-name="P18">Стандарт<text:span text:style-name="T2"> RFC 6455. Web socket protocol.</text:span></text:p>
        </text:list-item>
        <text:list-item>
          <text:p text:style-name="P19">Reilly. High performance MySQ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7</meta:editing-cycles>
    <meta:creation-date>2016-03-03T06:29:00</meta:creation-date>
    <dc:date>2016-04-15T13:22:28.730943462</dc:date>
    <meta:editing-duration>PT2M12S</meta:editing-duration>
    <meta:generator>LibreOffice/4.2.8.2$Linux_X86_64 LibreOffice_project/420m0$Build-2</meta:generator>
    <meta:document-statistic meta:table-count="1" meta:image-count="0" meta:object-count="0" meta:page-count="2" meta:paragraph-count="60" meta:word-count="359" meta:character-count="2949" meta:non-whitespace-character-count="2671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